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ext-properties fo:color="#a31515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4" style:family="table-cell" style:parent-style-name="Default">
      <style:text-properties fo:color="#a31515" style:font-name="Cascadia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5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_MAIN_ERROR_SETTINGS_INIT_TITLE</text:p>
          </table:table-cell>
          <table:table-cell office:value-type="string" calcext:value-type="string">
            <text:p>WinMain.cpp</text:p>
          </table:table-cell>
          <table:table-cell table:style-name="ce3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_MAIN_ERROR_SETTINGS_INIT_TEXT</text:p>
          </table:table-cell>
          <table:table-cell office:value-type="string" calcext:value-type="string">
            <text:p>WinMain.cpp</text:p>
          </table:table-cell>
          <table:table-cell table:style-name="ce4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_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5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_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6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_MAIN_ERROR_INIT_WINMUTE_TITLE</text:p>
          </table:table-cell>
          <table:table-cell office:value-type="string" calcext:value-type="string">
            <text:p>WinMain.cpp</text:p>
          </table:table-cell>
          <table:table-cell table:style-name="ce6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_MAIN_ERROR_INIT_WINMUTE_TEXT</text:p>
          </table:table-cell>
          <table:table-cell office:value-type="string" calcext:value-type="string">
            <text:p>WinMain.cpp</text:p>
          </table:table-cell>
          <table:table-cell table:style-name="ce5" office:value-type="string" calcext:value-type="string">
            <text:p>WinMute encountered a critical error while initializing and must shut down.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2T09:59:08.456000000</dc:date>
    <meta:editing-duration>PT6M49S</meta:editing-duration>
    <meta:editing-cycles>6</meta:editing-cycles>
    <meta:generator>LibreOffice/7.6.2.1$Windows_X86_64 LibreOffice_project/56f7684011345957bbf33a7ee678afaf4d2ba333</meta:generator>
    <meta:document-statistic meta:table-count="1" meta:cell-count="21" meta:object-count="0"/>
  </office:meta>
</office:document-meta>
</file>